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text-align="justify" style:justify-single-word="false"/>
      <style:text-properties officeooo:paragraph-rsid="0016e9e4"/>
    </style:style>
    <style:style style:name="P2" style:family="paragraph" style:parent-style-name="Preformatted_20_Text">
      <style:paragraph-properties fo:text-align="justify" style:justify-single-word="false"/>
      <style:text-properties officeooo:paragraph-rsid="0023b1d3"/>
    </style:style>
    <style:style style:name="P3" style:family="paragraph" style:parent-style-name="Preformatted_20_Text">
      <style:paragraph-properties fo:text-align="justify" style:justify-single-word="false"/>
      <style:text-properties fo:font-weight="bold" officeooo:paragraph-rsid="0016e9e4" style:font-weight-asian="bold" style:font-weight-complex="bold"/>
    </style:style>
    <style:style style:name="P4" style:family="paragraph" style:parent-style-name="Preformatted_20_Text">
      <style:paragraph-properties fo:text-align="justify" style:justify-single-word="false"/>
      <style:text-properties fo:font-weight="bold" officeooo:rsid="00294875" officeooo:paragraph-rsid="00294875" style:font-weight-asian="bold" style:font-weight-complex="bold"/>
    </style:style>
    <style:style style:name="P5" style:family="paragraph" style:parent-style-name="Preformatted_20_Text">
      <style:paragraph-properties fo:text-align="justify" style:justify-single-word="false"/>
      <style:text-properties fo:font-weight="normal" officeooo:rsid="00294875" officeooo:paragraph-rsid="00294875" style:font-weight-asian="normal" style:font-weight-complex="normal"/>
    </style:style>
    <style:style style:name="P6" style:family="paragraph" style:parent-style-name="Preformatted_20_Text">
      <style:paragraph-properties fo:text-align="justify" style:justify-single-word="false"/>
      <style:text-properties officeooo:rsid="00294875" officeooo:paragraph-rsid="00294875"/>
    </style:style>
    <style:style style:name="P7" style:family="paragraph" style:parent-style-name="Preformatted_20_Text">
      <style:paragraph-properties fo:margin-left="0cm" fo:margin-right="0cm" fo:margin-top="0cm" fo:margin-bottom="0.499cm" loext:contextual-spacing="false" fo:text-indent="0cm" style:auto-text-indent="false"/>
    </style:style>
    <style:style style:name="P8"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officeooo:paragraph-rsid="001838e6"/>
    </style:style>
    <style:style style:name="P9" style:family="paragraph" style:parent-style-name="Preformatted_20_Text">
      <style:paragraph-properties fo:margin-left="0cm" fo:margin-right="0cm" fo:margin-top="0cm" fo:margin-bottom="0.499cm" loext:contextual-spacing="false" fo:text-align="justify" style:justify-single-word="false" fo:text-indent="0cm" style:auto-text-indent="false"/>
      <style:text-properties officeooo:paragraph-rsid="001af22c"/>
    </style:style>
    <style:style style:name="P10" style:family="paragraph" style:parent-style-name="Preformatted_20_Text">
      <style:paragraph-properties fo:margin-left="0cm" fo:margin-right="0cm" fo:margin-top="0cm" fo:margin-bottom="0.499cm" loext:contextual-spacing="false" fo:text-indent="0cm" style:auto-text-indent="false"/>
      <style:text-properties officeooo:rsid="00294875" officeooo:paragraph-rsid="00294875"/>
    </style:style>
    <style:style style:name="P11" style:family="paragraph" style:parent-style-name="Preformatted_20_Text">
      <style:paragraph-properties fo:margin-left="0cm" fo:margin-right="0cm" fo:margin-top="0cm" fo:margin-bottom="0cm" loext:contextual-spacing="false" fo:text-indent="0cm" style:auto-text-indent="false"/>
    </style:style>
    <style:style style:name="P12"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13" style:family="paragraph" style:parent-style-name="Preformatted_20_Text">
      <style:paragraph-properties fo:text-align="justify" style:justify-single-word="false" fo:break-before="page"/>
      <style:text-properties officeooo:paragraph-rsid="00294875"/>
    </style:style>
    <style:style style:name="T1" style:family="text">
      <style:text-properties fo:color="#000000"/>
    </style:style>
    <style:style style:name="T2" style:family="text">
      <style:text-properties fo:color="#000000" officeooo:rsid="001838e6"/>
    </style:style>
    <style:style style:name="T3" style:family="text">
      <style:text-properties fo:color="#000000" style:font-name="Liberation Mono" fo:font-size="10pt" style:font-name-asian="Noto Sans Mono CJK SC" style:font-size-asian="10pt" style:font-name-complex="Liberation Mono" style:font-size-complex="10pt"/>
    </style:style>
    <style:style style:name="T4" style:family="text">
      <style:text-properties fo:color="#000000" style:font-name="Liberation Mono" fo:font-size="10pt" officeooo:rsid="001ea622" style:font-name-asian="Noto Sans Mono CJK SC" style:font-size-asian="10pt" style:font-name-complex="Liberation Mono" style:font-size-complex="10pt"/>
    </style:style>
    <style:style style:name="T5" style:family="text">
      <style:text-properties fo:color="#000000" style:font-name="Liberation Mono" fo:font-size="10pt" fo:font-weight="bold" officeooo:rsid="00294875" style:font-name-asian="Noto Sans Mono CJK SC" style:font-size-asian="10pt" style:font-weight-asian="bold" style:font-name-complex="Liberation Mono" style:font-size-complex="10pt" style:font-weight-complex="bold"/>
    </style:style>
    <style:style style:name="T6" style:family="text">
      <style:text-properties fo:color="#000000" officeooo:rsid="001af22c"/>
    </style:style>
    <style:style style:name="T7" style:family="text">
      <style:text-properties fo:color="#000000" officeooo:rsid="001ea622"/>
    </style:style>
    <style:style style:name="T8" style:family="text">
      <style:text-properties fo:color="#000000" officeooo:rsid="0023b1d3"/>
    </style:style>
    <style:style style:name="T9" style:family="text">
      <style:text-properties fo:color="#000000" officeooo:rsid="0024caad"/>
    </style:style>
    <style:style style:name="T10" style:family="text">
      <style:text-properties fo:color="#000000" fo:font-weight="bold" style:font-weight-asian="bold" style:font-weight-complex="bold"/>
    </style:style>
    <style:style style:name="T11" style:family="text">
      <style:text-properties fo:color="#000000" fo:font-weight="bold" officeooo:rsid="00294875" style:font-weight-asian="bold" style:font-weight-complex="bold"/>
    </style:style>
    <style:style style:name="T12" style:family="text">
      <style:text-properties fo:color="#000000" officeooo:rsid="00294875"/>
    </style:style>
    <style:style style:name="T13" style:family="text">
      <style:text-properties fo:color="#000000" fo:font-weight="normal" style:font-weight-asian="normal" style:font-weight-complex="normal"/>
    </style:style>
    <style:style style:name="T14" style:family="text">
      <style:text-properties fo:color="#800000"/>
    </style:style>
    <style:style style:name="T15" style:family="text">
      <style:text-properties officeooo:rsid="002948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Nowadays, the energy crisis is a constant theme because of the inflated energy prices </text:span><text:span text:style-name="T14">\cite</text:span><text:span text:style-name="T1">{energy_crisis}. Furthermore, huge energy consumption is a burden to the environment, as not all means of energy production are non-polluting. According to "Our World in Data"</text:span><text:span text:style-name="T14">\cite</text:span><text:span text:style-name="T1">{owidenergy}, in 2019, 63,3</text:span><text:span text:style-name="T14">\</text:span><text:span text:style-name="T1">% of eletrical energy production comes from fossil fuels. It is known that, in cities, street lamps are continuously switched on at night, most of the time unnecessarily glowing with its full intensity, in the absence of any activities in the street, </text:span><text:span text:style-name="T2">leading to a great waste of energy. </text:span><text:span text:style-name="T1">Furthermore, it is in cities where the consequences of using cars are most noticeable. An example of this is the search for a parking space. According to the RAC Foundation [ref], in England, an average car is parked 95 % of the time, which explains how hard it can get sometimes when trying to find a parking spot. This struggle leads to an increase in carbon dioxide production as well as fuel consumption.</text:span></text:p>
      <text:p text:style-name="P9"><text:span text:style-name="T6">With that in mind, the main objective of this project is the creation o</text:span><text:span text:style-name="T7">f a </text:span><text:span text:style-name="T1"><text:s/>distributed system, composed by smart street lights capable of turning on only when they detect movement in the surroundings, at night time, </text:span><text:span text:style-name="T7">and also, capable of detecting </text:span><text:span text:style-name="T4">available </text:span><text:span text:style-name="T7">parking spaces in the street </text:span><text:span text:style-name="T4">post</text:span><text:span text:style-name="T7"> vicinity.</text:span></text:p>
      <text:p text:style-name="P9"><text:a xlink:type="simple" xlink:href="https://www.racfoundation.org/media-centre/cars-parked-23-hours-a-day" text:style-name="Internet_20_link" text:visited-style-name="Visited_20_Internet_20_Link"><text:span text:style-name="T1">https://www.racfoundation.org/media-centre/cars-parked-23-hours-a-day</text:span></text:a></text:p>
      <text:p text:style-name="P2"><text:span text:style-name="T1">-------------------------------</text:span></text:p>
      <text:p text:style-name="P2"><text:span text:style-name="T1"/></text:p>
      <text:p text:style-name="P2"><text:span text:style-name="T1">The main purpose of this system is to control a street lamppost, using Raspberry Pi 4B. </text:span><text:span text:style-name="T8">When there is no activity in the area, the lamppost is at a pre-defined minimum light level, as when a car or pedestrian is noticed in the area, the light must automatically activate. Therefore, e</text:span>ach street lamp post must communicate wirelessly with the neighbor lamp posts, allowing to dynamically turn on the lights of the following poles. <text:span text:style-name="T1">To detect movement in the vicinity of the pole, a motion detector must be used, which must only work at night. To ensure this, a luminosity sensor can be used, determin</text:span><text:span text:style-name="T9">ing</text:span><text:span text:style-name="T1"> the ambient light conditions. In order to facilitate the maintenance of the pole, a system that determines the operating conditions of the lamp must be implemented. When this system verifies that the lamp is not in good working conditions, that is, that it is broken or burnt, this information must be transmitted to the entity responsible for the network of lampposts through a mobile app. This should also be used by the person in charge, to manage all information on the pole network, such as the location of each pole, O QUE MAIS???. In order to allow the detection of parking spots, this system should only be used in an area where there are parking spaces nearby. For this, the lamppost must have a camera, turned on all day, and, after Raspberry processes the acquired information, it must be made available on a website, so that a user can know where parking spaces are available.</text:span></text:p>
      <text:p text:style-name="P1"><text:span text:style-name="T1"/></text:p>
      <text:p text:style-name="P13"><text:span text:style-name="T11">Market </text:span><text:span text:style-name="T5">Research</text:span></text:p>
      <text:p text:style-name="P1"><text:span text:style-name="T1">Public lighting is essential to the society quality of life, since it allows citizens to enjoy public spaces at night, providing greater security. “In 1417, the Mayor of London ordered all houses to hang lanterns outdoors after dark during the winter months. This marked the first organized public lighting.” </text:span><text:span text:style-name="T14">\cite</text:span><text:span text:style-name="T1">{street_lighting_history}. From oil lamps to </text:span><text:span text:style-name="T14">\ac</text:span><text:span text:style-name="T1">{led} lamps, public lighting has become a more efficient, cheaper and less polluting way of lighting the streets.</text:span></text:p>
      <text:p text:style-name="P6"><text:span text:style-name="T1"/></text:p>
      <text:p text:style-name="P6"><text:span text:style-name="T1">+smart parking</text:span></text:p>
      <text:p text:style-name="P1"><text:span text:style-name="T1"/></text:p>
      <text:p text:style-name="P1"><text:span text:style-name="T13">.</text:span><text:span text:style-name="T11">1 </text:span><text:span text:style-name="T5">Target Audience ??</text:span></text:p>
      <text:p text:style-name="P5"><text:span text:style-name="T3">aplicação em postes já existentes</text:span></text:p>
      <text:p text:style-name="P5"><text:span text:style-name="T3">utilização em área residencial</text:span></text:p>
      <text:p text:style-name="P5"><text:span text:style-name="T3"/></text:p>
      <text:p text:style-name="P1"><text:span text:style-name="T5"/></text:p>
      <text:p text:style-name="P1"><text:span text:style-name="T10">.</text:span><text:span text:style-name="T11">2 Market </text:span><text:span text:style-name="T5">d</text:span><text:span text:style-name="T11">efinition</text:span></text:p>
      <text:p text:style-name="P7"><text:span text:style-name="T1">Currently, most of the lamps used in public lighting are </text:span><text:span text:style-name="T14">\ac</text:span><text:span text:style-name="T1">{hps}. This is a gas-discharge lamp that uses sodium to produce light, at a distinctively yellow-orange, monochromatic glow. These are more efficient than the older incandescent lights, have a cheaper price and have a higher lumen efficiency than older street light types. However, these have a higher maintenance cost and operation cost than the </text:span><text:span text:style-name="T14">\ac</text:span><text:span text:style-name="T1">{led} lamps. </text:span></text:p>
      <text:p text:style-name="P10"><text:span text:style-name="T1">+smart parking</text:span></text:p>
      <text:p text:style-name="P11"><text:span text:style-name="T1">The market is driven by several factors, among which are regulatory policies, </text:span><text:span text:style-name="T14">\ac</text:span><text:span text:style-name="T1">{iot} convergence, and </text:span><text:span text:style-name="T14">\ac</text:span><text:span text:style-name="T1">{led} price, in addition to the culture and morphology of each area. </text:span><text:span text:style-name="T14">\ac</text:span><text:span text:style-name="T1">{led} technology can generate savings of more than 60 percent of energy costs </text:span><text:span text:style-name="T14">\cite</text:span><text:span text:style-name="T1">{light_pollution}, allowing payback of the initial investment. But, on the other hand, it comes with hidden costs: people tend to overuse it and over-illuminate areas, wasting energy unnecessarily by casting large amounts of light in all directions, emitting bluelight wavelengths that bounce around in the atmosphere, badly affecting animals, including humans.</text:span></text:p>
      <text:p text:style-name="P1"><text:span text:style-name="T1"/></text:p>
      <text:p text:style-name="P1"><text:span text:style-name="T1">------------------</text:span></text:p>
      <text:p text:style-name="P3"><text:span text:style-name="T1">.</text:span><text:span text:style-name="T12">3 Similar products</text:span></text:p>
      <text:p text:style-name="P4"><text:span text:style-name="T1">+diferenças de consumos</text:span></text:p>
      <text:p text:style-name="P4"><text:span text:style-name="T1">+smart parking</text:span></text:p>
      <text:p text:style-name="P4"><text:span text:style-name="T1"/></text:p>
      <text:p text:style-name="P1"><text:span text:style-name="T1">Cities are looking at smart infrastructure to reduce costs, improve sustainability, and provide better services to residents. Nowadays, Telensa is the market share leader in smart street lighting with more than ten years of experience. PLANet is an <text:s/>intelligent street lighting system, consisting of wireless nodes connecting individual lights, a dedicated network owned by the city and a central management application. This system reduces energy and maintenance costs associated with street lighting and also improves quality of maintenance through automatic fault reporting. Doncaster, the largest metropolitan borough in England, houses over 45,000 smart Telensa streetlights, covering 220 square miles, achieving energy savings of approximately 1,5 million euros annually, with potential to increase this in the future </text:span><text:span text:style-name="T14">\cite</text:span><text:span text:style-name="T1">{telensa}.</text:span></text:p>
      <text:p text:style-name="P7"><text:span text:style-name="T1">FLASHNET is a company focused on developing intelligent systems for smarter cities and better infrastructures and have created a solution that provides the right amount of light where and when needed to lighten the streets, the inteliLIGHT </text:span><text:span text:style-name="T14">\cite</text:span><text:span text:style-name="T1">{inteli_light}. Using the existing infrastructure, this solution saves money and transforms the existing distribution level network into an intelligent infrastructure of the future. Furthermore, the system is integrated with major </text:span><text:span text:style-name="T14">\ac</text:span><text:span text:style-name="T1">{iot} platforms and provides </text:span><text:span text:style-name="T14">\ac</text:span><text:span text:style-name="T1">{api} connectivity with City Management applications, ensuring compatibility with existing smart lighting and smart city initiatives.</text:span></text:p>
      <text:p text:style-name="P12">Note that smart street light is an emerging technology that, despite being established in the market, is still relatively uncommon in cities due to the <text:soft-page-break/>initial investment it entails. However, it is clear that in the long run it is compensatory and now, as the consequences of light pollution tiptoe from the shadows and into the spotlight, cities, regulatory agencies, and conservation groups are agitating for solutions.</text:p>
      <text:p text:style-name="P1"><text:span text:style-name="T1"/></text:p>
      <text:p text:style-name="P3"><text:span text:style-name="T1">.</text:span><text:span text:style-name="T12">4 Why choose our product</text:span></text:p>
      <text:p text:style-name="P4"><text:span text:style-name="T12">j</text:span><text:span text:style-name="T1">unção de smart street light e smart parking</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8T21:56:45.485925397</meta:creation-date>
    <dc:date>2021-11-09T00:50:46.948146167</dc:date>
    <meta:editing-duration>PT28M47S</meta:editing-duration>
    <meta:editing-cycles>4</meta:editing-cycles>
    <meta:generator>LibreOffice/6.4.7.2$Linux_X86_64 LibreOffice_project/40$Build-2</meta:generator>
    <meta:document-statistic meta:table-count="0" meta:image-count="0" meta:object-count="0" meta:page-count="3" meta:paragraph-count="24" meta:word-count="1019" meta:character-count="6600" meta:non-whitespace-character-count="5602"/>
  </office:meta>
</office:document-meta>
</file>